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style:repeat-content="false"/>
      <style:paragraph-properties fo:text-align="center"/>
      <style:text-properties fo:font-size="12pt" style:font-size-asian="12pt" style:font-size-complex="12pt"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text-properties fo:font-size="12pt" style:font-size-asian="12pt" style:font-size-complex="12pt"/>
    </style:style>
    <style:style style:name="ce4" style:family="table-cell" style:parent-style-name="Default" style:data-style-name="N0">
      <style:table-cell-properties fo:border="thin solid #000000" style:vertical-align="middle" fo:wrap-option="wrap" style:repeat-content="false"/>
      <style:paragraph-properties fo:text-align="start" fo:margin-left="0cm"/>
      <style:text-properties fo:font-size="10pt" style:font-size-asian="10pt" style:font-size-complex="10pt"/>
    </style:style>
    <style:style style:name="ce5" style:family="table-cell" style:parent-style-name="Default" style:data-style-name="N0">
      <style:table-cell-properties fo:border="thin solid #000000" style:vertical-align="middle" style:repeat-content="false"/>
      <style:paragraph-properties fo:text-align="center"/>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fo:border="thin solid #000000" style:vertical-align="automatic" fo:wrap-option="wrap" fo:background-color="transparent" style:repeat-content="false"/>
      <style:paragraph-properties fo:text-align="center"/>
      <style:text-properties fo:font-size="10pt" style:font-size-asian="10pt" style:font-size-complex="10pt"/>
    </style:style>
    <style:style style:name="ce7" style:family="table-cell" style:parent-style-name="Default" style:data-style-name="N0">
      <style:table-cell-properties fo:border="thin solid #000000" style:vertical-align="automatic" fo:background-color="transparent" style:repeat-content="false"/>
      <style:paragraph-properties fo:text-align="center"/>
      <style:text-properties fo:font-size="12pt" style:font-size-asian="12pt" style:font-size-complex="12pt" fo:font-weight="bold" style:font-weight-asian="bold" style:font-weight-complex="bold"/>
    </style:style>
    <style:style style:name="ce8" style:family="table-cell" style:parent-style-name="Default" style:data-style-name="N0">
      <style:table-cell-properties fo:border="thin solid #000000" style:vertical-align="middle" style:repeat-content="false"/>
      <style:paragraph-properties fo:text-align="center"/>
      <style:text-properties fo:font-size="12pt" style:font-size-asian="12pt" style:font-size-complex="12pt"/>
    </style:style>
    <style:style style:name="ce9" style:family="table-cell" style:parent-style-name="Default" style:data-style-name="N0">
      <style:table-cell-properties fo:border="thin solid #000000" style:vertical-align="middle" fo:wrap-option="wrap" style:repeat-content="false"/>
      <style:paragraph-properties fo:text-align="center"/>
      <style:text-properties fo:font-size="10pt" style:font-size-asian="10pt" style:font-size-complex="10pt"/>
    </style:style>
    <style:style style:name="ce10" style:family="table-cell" style:parent-style-name="Default" style:data-style-name="N0">
      <style:table-cell-properties fo:border="thin solid #000000"/>
      <style:text-properties fo:font-size="12pt" style:font-size-asian="12pt" style:font-size-complex="12pt"/>
    </style:style>
    <style:style style:name="ce11"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font-size="10pt" style:font-size-asian="10pt" style:font-size-complex="10pt"/>
    </style:style>
    <style:style style:name="ce12"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font-size="12pt" style:font-size-asian="12pt" style:font-size-complex="12pt"/>
    </style:style>
    <style:style style:name="ce13" style:family="table-cell" style:parent-style-name="Default" style:data-style-name="N0">
      <style:table-cell-properties fo:border="thin solid #000000" style:vertical-align="middle" fo:background-color="transparent" style:repeat-content="false"/>
      <style:paragraph-properties fo:text-align="center"/>
      <style:text-properties fo:font-size="12pt" style:font-size-asian="12pt" style:font-size-complex="12pt"/>
    </style:style>
    <style:style style:name="ce14" style:family="table-cell" style:parent-style-name="Default" style:data-style-name="N0">
      <style:table-cell-properties fo:border="thin solid #000000" style:vertical-align="middle" fo:background-color="transparent" style:repeat-content="false"/>
      <style:paragraph-properties fo:text-align="center"/>
      <style:text-properties fo:font-size="12pt" style:font-size-asian="12pt" style:font-size-complex="12pt" fo:font-weight="bold" style:font-weight-asian="bold" style:font-weight-complex="bold"/>
    </style:style>
    <style:style style:name="ce15" style:family="table-cell" style:parent-style-name="Default" style:data-style-name="N0">
      <style:table-cell-properties fo:border="thin solid #000000" fo:background-color="transparent"/>
      <style:text-properties fo:font-size="12pt" style:font-size-asian="12pt" style:font-size-complex="12pt"/>
    </style:style>
    <style:style style:name="ce16" style:family="table-cell" style:parent-style-name="Default" style:data-style-name="N0">
      <style:table-cell-properties fo:border="thin solid #000000"/>
      <style:text-properties fo:font-size="12pt" style:font-size-asian="12pt" style:font-size-complex="12pt" fo:font-weight="bold" style:font-weight-asian="bold" style:font-weight-complex="bold"/>
    </style:style>
    <style:style style:name="ce17" style:family="table-cell" style:parent-style-name="Default" style:data-style-name="N0">
      <style:table-cell-properties fo:border="thin solid #000000" style:vertical-align="middle" fo:wrap-option="wrap" fo:background-color="#FFFF00" style:repeat-content="false"/>
      <style:paragraph-properties fo:text-align="center"/>
      <style:text-properties fo:font-size="12pt" style:font-size-asian="12pt" style:font-size-complex="12pt" fo:font-weight="bold" style:font-weight-asian="bold" style:font-weight-complex="bold"/>
    </style:style>
    <style:style style:name="ce18" style:family="table-cell" style:parent-style-name="Default" style:data-style-name="N0">
      <style:table-cell-properties fo:border="thin solid #000000" style:vertical-align="middle" fo:wrap-option="wrap" fo:background-color="#DDEBF7" style:repeat-content="false"/>
      <style:paragraph-properties fo:text-align="center"/>
      <style:text-properties fo:font-size="12pt" style:font-size-asian="12pt" style:font-size-complex="12pt"/>
    </style:style>
    <style:style style:name="ce19" style:family="table-cell" style:parent-style-name="Default" style:data-style-name="N0">
      <style:table-cell-properties fo:border="thin solid #000000" style:vertical-align="middle" fo:wrap-option="wrap" fo:background-color="#DDEBF7" style:repeat-content="false"/>
      <style:paragraph-properties fo:text-align="start" fo:margin-left="0cm"/>
      <style:text-properties fo:font-size="10pt" style:font-size-asian="10pt" style:font-size-complex="10pt"/>
    </style:style>
    <style:style style:name="ce20" style:family="table-cell" style:parent-style-name="Default" style:data-style-name="N0">
      <style:table-cell-properties fo:border="thin solid #000000" style:vertical-align="middle" fo:background-color="#DDEBF7" style:repeat-content="false"/>
      <style:paragraph-properties fo:text-align="center"/>
      <style:text-properties fo:font-size="12pt" style:font-size-asian="12pt" style:font-size-complex="12pt" fo:font-weight="bold" style:font-weight-asian="bold" style:font-weight-complex="bold"/>
    </style:style>
    <style:style style:name="ce21" style:family="table-cell" style:parent-style-name="Default" style:data-style-name="N0">
      <style:table-cell-properties fo:border="thin solid #000000" style:vertical-align="automatic" fo:wrap-option="wrap" fo:background-color="#DDEBF7" style:repeat-content="false"/>
      <style:paragraph-properties fo:text-align="center"/>
      <style:text-properties fo:font-size="10pt" style:font-size-asian="10pt" style:font-size-complex="10pt"/>
    </style:style>
    <style:style style:name="ce22" style:family="table-cell" style:parent-style-name="Default" style:data-style-name="N0">
      <style:table-cell-properties fo:border="thin solid #000000" style:vertical-align="middle" fo:wrap-option="wrap" fo:background-color="#DDEBF7" style:repeat-content="false"/>
      <style:paragraph-properties fo:text-align="start" fo:margin-left="0cm"/>
      <style:text-properties fo:font-size="10pt" style:font-size-asian="10pt" style:font-size-complex="10pt"/>
    </style:style>
    <style:style style:name="ce23" style:family="table-cell" style:parent-style-name="Default" style:data-style-name="N0">
      <style:table-cell-properties fo:border="thin solid #000000" style:vertical-align="middle" fo:wrap-option="wrap" fo:background-color="#DDEBF7" style:repeat-content="false"/>
      <style:paragraph-properties fo:text-align="center"/>
      <style:text-properties fo:font-size="10pt" style:font-size-asian="10pt" style:font-size-complex="10pt"/>
    </style:style>
    <style:style style:name="ce24" style:family="table-cell" style:parent-style-name="Default" style:data-style-name="N0">
      <style:table-cell-properties fo:border="thin solid #000000" fo:background-color="#DDEBF7"/>
      <style:text-properties fo:font-size="12pt" style:font-size-asian="12pt" style:font-size-complex="12pt"/>
    </style:style>
    <style:style style:name="T1"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6.60135416666667cm"/>
    </style:style>
    <style:style style:name="co2" style:family="table-column">
      <style:table-column-properties fo:break-before="auto" style:column-width="4.19364583333333cm"/>
    </style:style>
    <style:style style:name="co3" style:family="table-column">
      <style:table-column-properties fo:break-before="auto" style:column-width="11.4167708333333cm"/>
    </style:style>
    <style:style style:name="co4" style:family="table-column">
      <style:table-column-properties fo:break-before="auto" style:column-width="6.37645833333333cm"/>
    </style:style>
    <style:style style:name="co5" style:family="table-column">
      <style:table-column-properties fo:break-before="auto" style:column-width="3.71739583333333cm"/>
    </style:style>
    <style:style style:name="co6" style:family="table-column">
      <style:table-column-properties fo:break-before="auto" style:column-width="5.62239583333333cm"/>
    </style:style>
    <style:style style:name="co7" style:family="table-column">
      <style:table-column-properties fo:break-before="auto" style:column-width="2.2621875cm"/>
    </style:style>
    <style:style style:name="co8" style:family="table-column">
      <style:table-column-properties fo:break-before="auto" style:column-width="1.905cm"/>
    </style:style>
    <style:style style:name="ro1" style:family="table-row">
      <style:table-row-properties style:row-height="29.65pt" style:use-optimal-row-height="false" fo:break-before="auto"/>
    </style:style>
    <style:style style:name="ro2" style:family="table-row">
      <style:table-row-properties style:row-height="76.5pt" style:use-optimal-row-height="true" fo:break-before="auto"/>
    </style:style>
    <style:style style:name="ro3" style:family="table-row">
      <style:table-row-properties style:row-height="204.4pt" style:use-optimal-row-height="true" fo:break-before="auto"/>
    </style:style>
    <style:style style:name="ro4" style:family="table-row">
      <style:table-row-properties style:row-height="64.15pt" style:use-optimal-row-height="true" fo:break-before="auto"/>
    </style:style>
    <style:style style:name="ro5" style:family="table-row">
      <style:table-row-properties style:row-height="143.25pt" style:use-optimal-row-height="true" fo:break-before="auto"/>
    </style:style>
    <style:style style:name="ro6" style:family="table-row">
      <style:table-row-properties style:row-height="144pt" style:use-optimal-row-height="true" fo:break-before="auto"/>
    </style:style>
    <style:style style:name="ro7" style:family="table-row">
      <style:table-row-properties style:row-height="30pt" style:use-optimal-row-height="true" fo:break-before="auto"/>
    </style:style>
    <style:style style:name="ro8" style:family="table-row">
      <style:table-row-properties style:row-height="178.5pt" style:use-optimal-row-height="true" fo:break-before="auto"/>
    </style:style>
    <style:style style:name="ro9" style:family="table-row">
      <style:table-row-properties style:row-height="258pt" style:use-optimal-row-height="true" fo:break-before="auto"/>
    </style:style>
    <style:style style:name="ro10" style:family="table-row">
      <style:table-row-properties style:row-height="116.25pt" style:use-optimal-row-height="true" fo:break-before="auto"/>
    </style:style>
    <style:style style:name="ro11" style:family="table-row">
      <style:table-row-properties style:row-height="90.75pt" style:use-optimal-row-height="true" fo:break-before="auto"/>
    </style:style>
    <style:style style:name="ro12" style:family="table-row">
      <style:table-row-properties style:row-height="234.75pt" style:use-optimal-row-height="true" fo:break-before="auto"/>
    </style:style>
    <style:style style:name="ro13" style:family="table-row">
      <style:table-row-properties style:row-height="90pt" style:use-optimal-row-height="true" fo:break-before="auto"/>
    </style:style>
    <style:style style:name="ro14" style:family="table-row">
      <style:table-row-properties style:row-height="195pt" style:use-optimal-row-height="true" fo:break-before="auto"/>
    </style:style>
    <style:style style:name="ro15" style:family="table-row">
      <style:table-row-properties style:row-height="51.1pt" style:use-optimal-row-height="false" fo:break-before="auto"/>
    </style:style>
    <style:style style:name="ro16" style:family="table-row">
      <style:table-row-properties style:row-height="102pt" style:use-optimal-row-height="true" fo:break-before="auto"/>
    </style:style>
    <style:style style:name="ro17" style:family="table-row">
      <style:table-row-properties style:row-height="75pt" style:use-optimal-row-height="true" fo:break-before="auto"/>
    </style:style>
    <style:style style:name="ro18" style:family="table-row">
      <style:table-row-properties style:row-height="105pt" style:use-optimal-row-height="true" fo:break-before="auto"/>
    </style:style>
    <style:style style:name="ro19"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oglio1" table:style-name="ta1">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default-cell-style-name="ce16"/>
        <table:table-column table:style-name="co6" table:default-cell-style-name="ce10"/>
        <table:table-column table:style-name="co7" table:number-columns-repeated="1018" table:default-cell-style-name="ce10"/>
        <table:table-column table:style-name="co8" table:number-columns-repeated="15360" table:default-cell-style-name="ce1"/>
        <table:table-row table:style-name="ro1">
          <table:table-cell office:value-type="string" table:style-name="ce17">
            <text:p>Nome attività</text:p>
          </table:table-cell>
          <table:table-cell office:value-type="string" table:style-name="ce17">
            <text:p>Ambito / codifica</text:p>
            <text:p>Attività</text:p>
          </table:table-cell>
          <table:table-cell office:value-type="string" table:style-name="ce17">
            <text:p>Descrizione attività</text:p>
          </table:table-cell>
          <table:table-cell office:value-type="string" table:style-name="ce17">
            <text:p>Responsabile</text:p>
          </table:table-cell>
          <table:table-cell office:value-type="string" table:style-name="ce17">
            <text:p>A = Attiva</text:p>
            <text:p>DA = Da attivare</text:p>
          </table:table-cell>
          <table:table-cell office:value-type="string" table:style-name="ce17">
            <text:p>note</text:p>
          </table:table-cell>
          <table:table-cell table:number-columns-repeated="16378" table:style-name="ce2"/>
        </table:table-row>
        <table:table-row table:style-name="ro2">
          <table:table-cell office:value-type="string" table:style-name="ce18">
            <text:p>Stipula e manutenzione dell'accordo con l'Outsourcer Amministratore del sistema<text:s/></text:p>
          </table:table-cell>
          <table:table-cell office:value-type="string" table:style-name="ce18">
            <text:p>Adempimenti burocratici</text:p>
          </table:table-cell>
          <table:table-cell office:value-type="string" table:style-name="ce19">
            <text:p>- Integrazione dell'accordo con IBACN per la modifica dei ruoli e delle responsabilità</text:p>
            <text:p>- Revisione e rinnovo dell'accordo alla sua scadenza</text:p>
            <text:p/>
            <text:p/>
            <text:p>- Nomina dell'outsourcer per il trattamento dei dati</text:p>
          </table:table-cell>
          <table:table-cell office:value-type="string" table:style-name="ce18">
            <text:p>Responsabile del servizio di conservazione</text:p>
            <text:p/>
            <text:p>Responsabile del trattamento dei dati personali</text:p>
          </table:table-cell>
          <table:table-cell office:value-type="string" table:style-name="ce20">
            <text:p>DA</text:p>
          </table:table-cell>
          <table:table-cell table:style-name="ce21"/>
          <table:table-cell table:number-columns-repeated="16378" table:style-name="ce7"/>
        </table:table-row>
        <table:table-row table:style-name="ro3">
          <table:table-cell office:value-type="string" table:style-name="ce3">
            <text:p>Adesione al servizio di conservazione</text:p>
          </table:table-cell>
          <table:table-cell office:value-type="string" table:style-name="ce3">
            <text:p>Adempimenti burocratici</text:p>
          </table:table-cell>
          <table:table-cell office:value-type="string" table:style-name="ce4">
            <text:p>- sottoscrizione della<text:s/><text:span text:style-name="T3">convenzione</text:span><text:s/>da parte dell'ente produttore e dell'ente conservatore (se l’ente produttore NON aderisce al protocollo federato territoriale PITRE la convenzione dovrà essere accompagnata dalla redazione e sottoscrizione di uno specifico disciplinare tecnico, il quale sarà allegato alla convenzione)</text:p>
            <text:p/>
            <text:p>-<text:s/><text:span text:style-name="T3">contratto di nomina del responsabile esterno del trattamento dei dati personali</text:span></text:p>
          </table:table-cell>
          <table:table-cell office:value-type="string" table:style-name="ce3">
            <text:p>Responsabile del servizio di conservazione</text:p>
            <text:p/>
            <text:p>Responsabile del trattamento dei dati personali</text:p>
          </table:table-cell>
          <table:table-cell office:value-type="string" table:style-name="ce5">
            <text:p>A<text:s text:c="2"/></text:p>
          </table:table-cell>
          <table:table-cell office:value-type="string" table:style-name="ce6">
            <text:p>Attualmente gli enti del sistema territoriale trentino aderiscono all’accordo di collaborazione tra Provincia autonoma di Trento (PAT) e l’Istituto per i Beni artistici, culturali e naturali (IBACN) della Regione Emilia-Romagna. Quando la PAT sarà accreditata come conservatore sarà utilizzato un apposito schema di convenzione e uno schema di disciplinare tecnico (da allegare alla convenzione) valido per tutti gli enti aderenti al protocollo federato territoriale PITRE</text:p>
          </table:table-cell>
          <table:table-cell table:number-columns-repeated="16378" table:style-name="ce7"/>
        </table:table-row>
        <table:table-row table:style-name="ro4">
          <table:table-cell office:value-type="string" table:style-name="ce18">
            <text:p>Creazione e gestione completa dell'anagrafica degli enti e delle strutture</text:p>
          </table:table-cell>
          <table:table-cell office:value-type="string" table:style-name="ce18">
            <text:p>Configurazioni di sistema</text:p>
          </table:table-cell>
          <table:table-cell office:value-type="string" table:style-name="ce19">
            <text:p>- Gestione dei dati anagrafici degli enti e delle relative strutture, inclusi le inoformazioni derivanti dagli adempimenti burocratici<text:s/></text:p>
            <text:p>- Gestione di fusioni e cessazioni degli enti</text:p>
            <text:p>- Gestione dei parametri di conservazione e di gestione, qualora debbano differire dai valori di default</text:p>
          </table:table-cell>
          <table:table-cell office:value-type="string" table:style-name="ce18">
            <text:p>Responsabile della funzione</text:p>
            <text:p>archivistica di conservazione</text:p>
          </table:table-cell>
          <table:table-cell office:value-type="string" table:style-name="ce20">
            <text:p>A (parziale)</text:p>
          </table:table-cell>
          <table:table-cell office:value-type="string" table:style-name="ce21">
            <text:p>Attualmenet questa attività è svolta in piccola parte da ParER limitatamente alla gestione degli accordi e dei parametri; conviene esplicitarla</text:p>
          </table:table-cell>
          <table:table-cell table:number-columns-repeated="16378" table:style-name="ce7"/>
        </table:table-row>
        <table:table-row table:style-name="ro5">
          <table:table-cell office:value-type="string" table:style-name="ce3">
            <text:p>Configurazione delle tipologie documentarie e dei registri</text:p>
          </table:table-cell>
          <table:table-cell office:value-type="string" table:style-name="ce3">
            <text:p>Configurazioni di sistema</text:p>
          </table:table-cell>
          <table:table-cell office:value-type="string" table:style-name="ce4">
            <text:p>-<text:s/><text:span text:style-name="T3">Per gli enti aderenti al sistema di protocollo federato<text:s/></text:span><text:span text:style-name="T3">territoriale</text:span><text:span text:style-name="T3"><text:s/>PITRE:</text:span><text:s/>L’amministratore di sistema del protocollo informatico invia per conto dell’ente produttore e mediante canale telematico ufficiale (interoperabilità) il modulo delle informazioni preliminari contenente le indicazioni per la configurazione delle tipologie documentarie e dei registri nel sistema di conservazione</text:p>
            <text:p>-<text:s/><text:span text:style-name="T3">Per gli enti NON aderenti al sistema di protocollo federato<text:s/></text:span><text:span text:style-name="T3">territoriale</text:span><text:span text:style-name="T3"><text:s/>PITRE:</text:span><text:s/>L’ente produttore invia mediante canale telematico ufficiale (PEC) il modulo delle informazioni preliminari contenente le indicazioni per la configurazione delle tipologie documentarie e dei registri nel sistema di conservazione</text:p>
          </table:table-cell>
          <table:table-cell office:value-type="string" table:style-name="ce3">
            <text:p>Responsabile della funzione</text:p>
            <text:p>archivistica di conservazione</text:p>
          </table:table-cell>
          <table:table-cell office:value-type="string" table:style-name="ce5">
            <text:p>A<text:s text:c="2"/></text:p>
          </table:table-cell>
          <table:table-cell office:value-type="string" table:style-name="ce9">
            <text:p>Attualmente la configurazione delle tipologie documentarie e dei registri per gli enti non aderenti al sistema di protocollo federato territoriale PITRE è svolta da ParER</text:p>
          </table:table-cell>
          <table:table-cell table:number-columns-repeated="16378" table:style-name="ce7"/>
        </table:table-row>
        <table:table-row table:style-name="ro6">
          <table:table-cell office:value-type="string" table:style-name="ce3">
            <text:p>Modifiche nella configurazione delle tipologie documentarie e dei registri</text:p>
          </table:table-cell>
          <table:table-cell office:value-type="string" table:style-name="ce3">
            <text:p>Configurazioni di sistema</text:p>
          </table:table-cell>
          <table:table-cell office:value-type="string" table:style-name="ce4">
            <text:p>-<text:s/><text:span text:style-name="T3">Per gli enti aderenti al sistema di protocollo federato<text:s/></text:span><text:span text:style-name="T3">territoriale</text:span><text:span text:style-name="T3"><text:s/>PITRE:</text:span><text:s/>L’amministratore di sistema del protocollo informatico invia per conto dell’ente produttore e mediante canale telematico ufficiale (interoperabilità) il modulo contenente le indicazioni per la modifica della configurazione delle tipologie documentarie e dei registri nel sistema di conservazione</text:p>
            <text:p>-<text:s/><text:span text:style-name="T3">Per gli enti NON aderenti al sistema di protocollo federato<text:s/></text:span><text:span text:style-name="T3">territoriale</text:span><text:span text:style-name="T3"><text:s/>PITRE:</text:span><text:s/>L’ente produttore invia mediante canale telematico ufficiale (<text:span text:style-name="T1">PEC</text:span>) il modulo contenente le indicazioni per la modifica della configurazione delle tipologie documentarie e dei registri nel sistema di conservazione</text:p>
          </table:table-cell>
          <table:table-cell office:value-type="string" table:style-name="ce3">
            <text:p>Responsabile della funzione</text:p>
            <text:p>Archivistica di conservazione</text:p>
          </table:table-cell>
          <table:table-cell office:value-type="string" table:style-name="ce5">
            <text:p>A<text:s text:c="2"/></text:p>
          </table:table-cell>
          <table:table-cell office:value-type="string" table:style-name="ce9">
            <text:p>Attualmente la configurazione delle tipologie documentarie e dei registri per gli enti non aderenti al sistema di protocollo federato territoriale PITRE è svolta da ParER</text:p>
          </table:table-cell>
          <table:table-cell table:number-columns-repeated="16378" table:style-name="ce7"/>
        </table:table-row>
        <table:table-row table:style-name="ro7">
          <table:table-cell office:value-type="string" table:style-name="ce18">
            <text:p>Configurazione dei fascicoli</text:p>
          </table:table-cell>
          <table:table-cell office:value-type="string" table:style-name="ce18">
            <text:p>Configurazioni di sistema</text:p>
          </table:table-cell>
          <table:table-cell office:value-type="string" table:style-name="ce22">
            <text:p>Presumibilmetne analogo alla gestione delle tipologie documentarie</text:p>
          </table:table-cell>
          <table:table-cell office:value-type="string" table:style-name="ce18">
            <text:p>Responsabile della funzione</text:p>
            <text:p>Archivistica di conservazione</text:p>
          </table:table-cell>
          <table:table-cell office:value-type="string" table:style-name="ce20">
            <text:p>DA</text:p>
          </table:table-cell>
          <table:table-cell office:value-type="string" table:style-name="ce23">
            <text:p>Nel momento in cui si inizia a conservare i fascicoli</text:p>
          </table:table-cell>
          <table:table-cell table:number-columns-repeated="16378" table:style-name="ce7"/>
        </table:table-row>
        <table:table-row table:style-name="ro8">
          <table:table-cell office:value-type="string" table:style-name="ce3">
            <text:p>Gestione utenti</text:p>
          </table:table-cell>
          <table:table-cell office:value-type="string" table:style-name="ce3">
            <text:p>Gestione utenti</text:p>
          </table:table-cell>
          <table:table-cell office:value-type="string" table:style-name="ce4">
            <text:p>1. L’ente produttore invia all’ente conservatore mediante canale telematico ufficiale (PEC o interoperabilità) il modulo relativo alla gestione degli utenti con il quale può richiedere le seguenti attività:</text:p>
            <text:p>- creazione nuovo utente</text:p>
            <text:p>- cancellazione utente</text:p>
            <text:p>- reset password utente (password dimenticata)</text:p>
            <text:p>- reset password utente (sospetto tentativo di violazione password)</text:p>
            <text:p>- riattivazione utente (utenza disattivata dopo 90 giorni di inattività)</text:p>
            <text:p>- creazione utente (utenza cancellata dopo 180 giorni di inattività)</text:p>
            <text:p>- modifica abilitazioni (Supervisore / Operatore)</text:p>
            <text:p>- modifica dati anagrafici dell’utente</text:p>
            <text:p>2. L’ente conservatore svolge l’attività richiesta e comunica l’esito all’indirizzo di posta elettronica nominativo indicato nel modulo di richiesta</text:p>
          </table:table-cell>
          <table:table-cell office:value-type="string" table:style-name="ce3">
            <text:p>Responsabile del servizio di conservazione<text:s text:c="2"/></text:p>
          </table:table-cell>
          <table:table-cell office:value-type="string" table:style-name="ce5">
            <text:p>A<text:s text:c="2"/></text:p>
          </table:table-cell>
          <table:table-cell table:style-name="ce9"/>
          <table:table-cell table:number-columns-repeated="16378" table:style-name="ce7"/>
        </table:table-row>
        <table:table-row table:style-name="ro9">
          <table:table-cell office:value-type="string" table:style-name="ce3">
            <text:p>Monitoraggio dei versamenti in</text:p>
            <text:p>Conservazione</text:p>
          </table:table-cell>
          <table:table-cell office:value-type="string" table:style-name="ce3">
            <text:p>Monitoraggio</text:p>
          </table:table-cell>
          <table:table-cell office:value-type="string" table:style-name="ce4">
            <text:p>-<text:s/><text:span text:style-name="T3">Per gli enti aderenti al sistema di protocollo federato territoriale PITRE:</text:span><text:s/>1. analisi da parte del conservatore del report mensile sui versamenti fornito dall'amministratore di sistema del protocollo informatico 2. confronto con la situazione nel sistema di conservazione (sezione monitoraggio di Sacer) 3. contatto telefonico o e-mail con il responsabile della conservazione del soggetto produttore e/o con l'amministratore di sistema del protocollo informatico se ci sono problemi che riguardano i documenti (ad es. formato non ammesso) o le configurazioni di sistema / contatto e-mail con l'outsourcer (IBACN) – casella di posta elettronica helpdesk - se ci sono problemi di versamento dovuti all'infrastruttura tecnologica</text:p>
            <text:p>-<text:span text:style-name="T3"><text:s/>Per gli enti NON aderenti al sistema di protocollo federato territoriale PITRE:</text:span><text:s/>1. verifica mensile della situazione dei versamenti nel sistema di conservazione (sezione monitoraggio di Sacer) 2. contatto telefonico o e-mail con il responsabile della conservazione del soggetto produttore se ci sono problemi che riguardano i documenti (ad es. formato non ammesso) o le configurazioni di sistema / contatto e-mail con l'outsourcer (IBACN) – casella di posta elettronica helpdesk - se ci sono problemi di versamento dovuti all'infrastruttura tecnologica</text:p>
          </table:table-cell>
          <table:table-cell office:value-type="string" table:style-name="ce3">
            <text:p>Responsabile della funzione</text:p>
            <text:p>Archivistica di conservazione</text:p>
          </table:table-cell>
          <table:table-cell office:value-type="string" table:style-name="ce5">
            <text:p>A<text:s text:c="2"/></text:p>
          </table:table-cell>
          <table:table-cell office:value-type="string" table:style-name="ce9">
            <text:p>Il monitoraggio dei versamenti degli enti non aderenti al sistema di protocollo federato PITRE non è attualmente attivo</text:p>
          </table:table-cell>
          <table:table-cell table:number-columns-repeated="16378"/>
        </table:table-row>
        <table:table-row table:style-name="ro10">
          <table:table-cell office:value-type="string" table:style-name="ce3">
            <text:p>Monitoraggio sulla sicurezza dei dati e delle informazioni</text:p>
          </table:table-cell>
          <table:table-cell office:value-type="string" table:style-name="ce3">
            <text:p>Monitoraggio</text:p>
          </table:table-cell>
          <table:table-cell office:value-type="string" table:style-name="ce4">
            <text:p><text:span text:style-name="T3">Il responsabile del trattamento dei dati personali:</text:span><text:span text:style-name="T3"/></text:p>
            <text:p>- verifica che le procedure di gestione degli utenti siano svolte correttamente</text:p>
            <text:p>- controlla che la gestione documentale dell’ente conservatore avvenga nel rispetto della normativa e delle disposizioni in materia di trattamento dei dati personali (corretta fascicolazione dei moduli di richiesta e corretta gestione sotto il profilo della visibilità)</text:p>
            <text:p>- svolge attività di auditing mediante un formulario prefissato nei confronti<text:s/><text:span text:style-name="T1">dell'outsourcer</text:span><text:s/>(IBACN)</text:p>
          </table:table-cell>
          <table:table-cell office:value-type="string" table:style-name="ce3">
            <text:p>Responsabile del trattamento dei dati personali</text:p>
          </table:table-cell>
          <table:table-cell office:value-type="string" table:style-name="ce5">
            <text:p>DA</text:p>
          </table:table-cell>
          <table:table-cell table:number-columns-repeated="1019" table:style-name="ce10"/>
          <table:table-cell table:number-columns-repeated="15360"/>
        </table:table-row>
        <table:table-row table:style-name="ro11">
          <table:table-cell office:value-type="string" table:style-name="ce3">
            <text:p>Monitoraggio sulla sicurezza dei sistemi informativi</text:p>
          </table:table-cell>
          <table:table-cell office:value-type="string" table:style-name="ce3">
            <text:p>Monitoraggio</text:p>
          </table:table-cell>
          <table:table-cell office:value-type="string" table:style-name="ce4">
            <text:p><text:span text:style-name="T3">Il responsabile della sicurezza dei sistemi per la conservazione:</text:span><text:span text:style-name="T3"/></text:p>
            <text:p>- svolge attività di auditing mediante un formulario prefissato nei confronti dell’outsourcer (IBACN)</text:p>
            <text:p>- segnala eventuali difformità al responsabile del servizio di conservazione</text:p>
            <text:p>- individua e pianifica eventuali azioni correttive</text:p>
          </table:table-cell>
          <table:table-cell office:value-type="string" table:style-name="ce3">
            <text:p>Responsabile della sicurezza dei sistemi per la conservazione</text:p>
          </table:table-cell>
          <table:table-cell office:value-type="string" table:style-name="ce5">
            <text:p>DA</text:p>
          </table:table-cell>
          <table:table-cell table:number-columns-repeated="1019" table:style-name="ce10"/>
          <table:table-cell table:number-columns-repeated="15360"/>
        </table:table-row>
        <table:table-row table:style-name="ro12">
          <table:table-cell office:value-type="string" table:style-name="ce3">
            <text:p>Collaborazione allo sviluppo del sistema di conservazione</text:p>
          </table:table-cell>
          <table:table-cell office:value-type="string" table:style-name="ce3">
            <text:p>Evolutive di sistema</text:p>
          </table:table-cell>
          <table:table-cell office:value-type="string" table:style-name="ce4">
            <text:p><text:span text:style-name="T3">Il responsabile dello sviluppo e della<text:s/></text:span><text:span text:style-name="T3">manutenzione</text:span><text:span text:style-name="T3"><text:s/>del sistema di conservazione:</text:span><text:span text:style-name="T3"/></text:p>
            <text:p>- partecipa a delle cabine di regia con l’outsourcer riportando le esigenze dell’ente conservatore in merito agli sviluppi del sistema e fornendo consulenza tecnica in merito alle proposte di sviluppo avanzate dall’outsourcer</text:p>
            <text:p>- monitora per conto dell’ente conservatore la tempistica degli SLA relativi alla manutenzione del sistema di conservazione, curando gli opportuni contatti con gli enti produttori qualora gli SLA impattino sui sistemi versanti o comunque abbiano un riflesso sull’attività di versamento dei documenti da parte degli enti produttori</text:p>
            <text:p>- fornisce consulenza tecnica nel monitoraggio dei versamenti in conservazione</text:p>
            <text:p><text:span text:style-name="T1">- si confronta periodicamente con il responsabile della funzione archivistica di conservazione al fine di raccogliere tempestivamente eventuali esigenze di sviluppo o di potenziamento del sistema di conservazione per fare fronte alle attività di riversamento dei documenti</text:span></text:p>
          </table:table-cell>
          <table:table-cell office:value-type="string" table:style-name="ce3">
            <text:p>Responsabile dello sviluppo e della manutenzione del sistema di conservazione</text:p>
          </table:table-cell>
          <table:table-cell office:value-type="string" table:style-name="ce5">
            <text:p>DA</text:p>
          </table:table-cell>
          <table:table-cell table:number-columns-repeated="1019" table:style-name="ce10"/>
          <table:table-cell table:number-columns-repeated="15360"/>
        </table:table-row>
        <table:table-row table:style-name="ro13">
          <table:table-cell office:value-type="string" table:style-name="ce3">
            <text:p>Verifica dei servizi erogati dall'outsourcer</text:p>
          </table:table-cell>
          <table:table-cell office:value-type="string" table:style-name="ce3">
            <text:p>Monitoraggio</text:p>
          </table:table-cell>
          <table:table-cell office:value-type="string" table:style-name="ce4">
            <text:p><text:span text:style-name="T3">Il responsabile dei sistemi informativi per la conservazione:</text:span><text:span text:style-name="T3"/></text:p>
            <text:p>- intrattiene i rapporti con l’outsourcer quando l’attività di monitoraggio sui versamenti sfocia in una segnalazione di problemi legati all’infrastruttura tecnologica del sistema di conservazione</text:p>
            <text:p>- controlla e verifica mediante una checklist i livelli di servizio erogati dall’outsourcer con segnalazione di eventuali difformità al responsabile del servizio di conservazione</text:p>
          </table:table-cell>
          <table:table-cell office:value-type="string" table:style-name="ce3">
            <text:p>Responsabile dei sistemi informativi per la conservazione</text:p>
          </table:table-cell>
          <table:table-cell office:value-type="string" table:style-name="ce5">
            <text:p>DA</text:p>
          </table:table-cell>
          <table:table-cell table:number-columns-repeated="1019" table:style-name="ce10"/>
          <table:table-cell table:number-columns-repeated="15360"/>
        </table:table-row>
        <table:table-row table:style-name="ro14">
          <table:table-cell office:value-type="string" table:style-name="ce3">
            <text:p>Consulenza archivistica</text:p>
          </table:table-cell>
          <table:table-cell office:value-type="string" table:style-name="ce3">
            <text:p>Gestione archivistica del processo di conservazione</text:p>
          </table:table-cell>
          <table:table-cell office:value-type="string" table:style-name="ce11">
            <text:p><text:span text:style-name="T3">Il responsabile della funzione archivistica di conservazione:</text:span><text:span text:style-name="T3"/></text:p>
            <text:p>- collabora al monitoraggio dei versamenti in conservazione fornendo la necessaria consulenza tecnico-archivistica ai responsabili della conservazione degli enti produttori</text:p>
            <text:p>- collabora con<text:s/><text:span text:style-name="T1">l'outsourcer</text:span><text:s/>nella definizione dei set di metadati di conservazione</text:p>
            <text:p>- svolge analisi archivistica per lo sviluppo di nuove funzionalità del sistema di conservazione</text:p>
            <text:p>- collabora con gli enti produttori ai fini della selezione e scarto della documentazione, in stretto raccordo con le procedure/procedimenti di autorizzazione allo scarto seguiti dalla Soprintendenza per i Beni culturali della Provincia autonoma di Trento e dal Ministero per i Beni e le<text:s/><text:span text:style-name="T1">Attività culturali</text:span><text:span text:style-name="T1"/></text:p>
            <text:p><text:span text:style-name="T1">- cura gli aggiornamenti del manuale di conservazione</text:span><text:span text:style-name="T1"/></text:p>
            <text:p/>
          </table:table-cell>
          <table:table-cell office:value-type="string" table:style-name="ce3">
            <text:p>Responsabile della funzione <text:s/>archivistica di conservazione</text:p>
          </table:table-cell>
          <table:table-cell office:value-type="string" table:style-name="ce5">
            <text:p>A / DA</text:p>
          </table:table-cell>
          <table:table-cell table:number-columns-repeated="1019" table:style-name="ce10"/>
          <table:table-cell table:number-columns-repeated="15360"/>
        </table:table-row>
        <table:table-row table:style-name="ro15">
          <table:table-cell office:value-type="string" table:style-name="ce12">
            <text:p>Verifica, sottoscrizione ed esibizione dei pacchetti informativi</text:p>
          </table:table-cell>
          <table:table-cell office:value-type="string" table:style-name="ce12">
            <text:p>Gestione operativa del processo di conservazione</text:p>
          </table:table-cell>
          <table:table-cell office:value-type="string" table:style-name="ce11">
            <text:p>- Validazione degli elenchi di versamento</text:p>
            <text:p>- Firma dei pacchetti di archiviazione</text:p>
          </table:table-cell>
          <table:table-cell office:value-type="string" table:style-name="ce12">
            <text:p>Responsabile della funzione <text:s/>archivistica di conservazione</text:p>
          </table:table-cell>
          <table:table-cell office:value-type="string" table:style-name="ce14">
            <text:p>DA</text:p>
          </table:table-cell>
          <table:table-cell office:value-type="string" table:style-name="ce4">
            <text:p>L’attività sarà svolta previa frequentazione di apposita formazione erogata dal ParER</text:p>
            <text:p/>
          </table:table-cell>
          <table:table-cell table:number-columns-repeated="16378" table:style-name="ce15"/>
        </table:table-row>
        <table:table-row table:style-name="ro15">
          <table:table-cell office:value-type="string" table:style-name="ce12">
            <text:p>Monitoraggio del processo di conservazione</text:p>
          </table:table-cell>
          <table:table-cell office:value-type="string" table:style-name="ce13">
            <text:p>Monitoraggio</text:p>
          </table:table-cell>
          <table:table-cell office:value-type="string" table:style-name="ce11">
            <text:p>Il responsabile della funzione archivistica di conservazione assicura la verifica periodica, con cadenza non superiore ai cinque anni, dell’integrità degli archivi conservati e della leggibilità degli stessi</text:p>
          </table:table-cell>
          <table:table-cell office:value-type="string" table:style-name="ce12">
            <text:p>Responsabile della funzione <text:s/>archivistica di conservazione</text:p>
          </table:table-cell>
          <table:table-cell office:value-type="string" table:style-name="ce14">
            <text:p>DA</text:p>
          </table:table-cell>
          <table:table-cell office:value-type="string" table:style-name="ce4">
            <text:p>L’attività sarà svolta previa frequentazione di apposita formazione erogata dal ParER</text:p>
            <text:p/>
          </table:table-cell>
          <table:table-cell table:number-columns-repeated="16378" table:style-name="ce15"/>
        </table:table-row>
        <table:table-row table:style-name="ro15">
          <table:table-cell office:value-type="string" table:style-name="ce18">
            <text:p>Scarto archivistico</text:p>
          </table:table-cell>
          <table:table-cell office:value-type="string" table:style-name="ce18">
            <text:p>Gestione archivistica del processo di conservazione</text:p>
          </table:table-cell>
          <table:table-cell office:value-type="string" table:style-name="ce19">
            <text:p>- Verifica gli elenchi di scarto e le relative autorizzazioni allo scarto</text:p>
            <text:p>- Avvia il processo tecnico di scarto e produce il conseguente atto di scarto</text:p>
          </table:table-cell>
          <table:table-cell office:value-type="string" table:style-name="ce18">
            <text:p>Responsabile della funzione <text:s/>archivistica di conservazione</text:p>
          </table:table-cell>
          <table:table-cell office:value-type="string" table:style-name="ce20">
            <text:p>DA</text:p>
          </table:table-cell>
          <table:table-cell table:style-name="ce22"/>
          <table:table-cell table:number-columns-repeated="16378" table:style-name="ce15"/>
        </table:table-row>
        <table:table-row table:style-name="ro2">
          <table:table-cell office:value-type="string" table:style-name="ce18">
            <text:p>Restituzione dell'archivio in caso di cessazione dell'accordo con il produttore</text:p>
          </table:table-cell>
          <table:table-cell office:value-type="string" table:style-name="ce18">
            <text:p>Gestione archivistica del processo di conservazione</text:p>
          </table:table-cell>
          <table:table-cell office:value-type="string" table:style-name="ce19">
            <text:p>- Avvia il processo di creazione dall'archivio da restituire in formatoi Unisincro</text:p>
            <text:p>- Provvede all'invio dell'archivio, eventualmente supportato dall'outsourcer</text:p>
            <text:p>- Richiede all'outsourcer la cancellazione dell'archivio restituito</text:p>
            <text:p/>
          </table:table-cell>
          <table:table-cell office:value-type="string" table:style-name="ce18">
            <text:p>Responsabile della funzione <text:s/>archivistica di conservazione</text:p>
          </table:table-cell>
          <table:table-cell office:value-type="string" table:style-name="ce20">
            <text:p>DA</text:p>
          </table:table-cell>
          <table:table-cell table:style-name="ce22"/>
          <table:table-cell table:number-columns-repeated="16378" table:style-name="ce15"/>
        </table:table-row>
        <table:table-row table:style-name="ro16">
          <table:table-cell office:value-type="string" table:style-name="ce12">
            <text:p>Riversamenti diretti e indiretti dei documenti</text:p>
          </table:table-cell>
          <table:table-cell office:value-type="string" table:style-name="ce12">
            <text:p>Gestione operativa del processo di conservazione</text:p>
          </table:table-cell>
          <table:table-cell office:value-type="string" table:style-name="ce11">
            <text:p>Il responsabile della funzione archivistica di conservazione, alla luce delle risultanze del monitoraggio costante del processo di conservazione, cura il riversamento diretto (duplicazione e copia) e indiretto (migrazione dei formati a causa dell’obsolescenza tecnologica) dei documenti.</text:p>
            <text:p>Tali attività sono svolte in stretto raccordo con l’outsourcer (IBACN) per quello che concerne l’impatto dei riversamenti dei documenti sull’infrastruttura tecnologica.</text:p>
          </table:table-cell>
          <table:table-cell office:value-type="string" table:style-name="ce12">
            <text:p>Responsabile della funzione <text:s/>archivistica di conservazione</text:p>
          </table:table-cell>
          <table:table-cell office:value-type="string" table:style-name="ce14">
            <text:p>DA</text:p>
          </table:table-cell>
          <table:table-cell table:number-columns-repeated="16379" table:style-name="ce15"/>
        </table:table-row>
        <table:table-row table:style-name="ro17">
          <table:table-cell office:value-type="string" table:style-name="ce18">
            <text:p>Risoluzione delle anomalie</text:p>
          </table:table-cell>
          <table:table-cell office:value-type="string" table:style-name="ce18">
            <text:p>Gestione operativa del processo di conservazione</text:p>
          </table:table-cell>
          <table:table-cell office:value-type="string" table:style-name="ce22">
            <text:p>In ragione del tipo di anomalia rilevata il conservatore interviene direttamente o in accordo con il produttore per la soluzione dell'anomalia (p.e. annullando versamenti errati), oppure segnala l'anomalia al'outsourcer e monitora il successivo processo di soluzione della medesima</text:p>
          </table:table-cell>
          <table:table-cell office:value-type="string" table:style-name="ce18">
            <text:p>Responsabile della funzione <text:s/>archivistica di conservazione</text:p>
            <text:p/>
            <text:p>Responsabile dei sistemi informativi per la conservazione</text:p>
          </table:table-cell>
          <table:table-cell table:style-name="ce20"/>
          <table:table-cell table:style-name="ce24"/>
          <table:table-cell table:number-columns-repeated="16378" table:style-name="ce15"/>
        </table:table-row>
        <table:table-row table:style-name="ro18">
          <table:table-cell office:value-type="string" table:style-name="ce3">
            <text:p>Verifica della qualità complessiva del servizio / compliance normativa</text:p>
          </table:table-cell>
          <table:table-cell office:value-type="string" table:style-name="ce8">
            <text:p>Monitoraggio</text:p>
          </table:table-cell>
          <table:table-cell office:value-type="string" table:style-name="ce4">
            <text:p><text:span text:style-name="T3">Il responsabile del servizio di conservazione:</text:span><text:span text:style-name="T3"/></text:p>
            <text:p>- definisce le caratteristiche e i requisiti del sistema di conservazione in conformità alla normativa vigente</text:p>
            <text:p>- cura i rapporti con gli enti produttori in qualità di garante della corretta erogazione del servizio di conservazione</text:p>
            <text:p>- valida la modulistica, lo schema di convenzione, i disciplinari tecnici<text:span text:style-name="T1"><text:s/>e gli aggiornamenti del manuale di conservazione</text:span><text:span text:style-name="T1"/></text:p>
            <text:p/>
          </table:table-cell>
          <table:table-cell office:value-type="string" table:style-name="ce3">
            <text:p>Responsabile del servizio di conservazione<text:s text:c="2"/></text:p>
          </table:table-cell>
          <table:table-cell office:value-type="string" table:style-name="ce5">
            <text:p>DA</text:p>
          </table:table-cell>
          <table:table-cell table:number-columns-repeated="1019" table:style-name="ce10"/>
          <table:table-cell table:number-columns-repeated="15360"/>
        </table:table-row>
        <table:table-row table:style-name="ro7">
          <table:table-cell office:value-type="string" table:style-name="ce18">
            <text:p>Rendicontazione alle autorità di sorveglianza</text:p>
          </table:table-cell>
          <table:table-cell office:value-type="string" table:style-name="ce18">
            <text:p>Monitoraggio</text:p>
          </table:table-cell>
          <table:table-cell office:value-type="string" table:style-name="ce22">
            <text:p>Redige e invia quadrimestralmente a AgID il report di monotoraggio del servizio di conservazione</text:p>
          </table:table-cell>
          <table:table-cell office:value-type="string" table:style-name="ce18">
            <text:p>Responsabile della funzione <text:s/>archivistica di conservazione</text:p>
          </table:table-cell>
          <table:table-cell office:value-type="string" table:style-name="ce20">
            <text:p>DA</text:p>
          </table:table-cell>
          <table:table-cell table:style-name="ce23"/>
          <table:table-cell table:number-columns-repeated="16378" table:style-name="ce7"/>
        </table:table-row>
        <table:table-row table:number-rows-repeated="1048554" table:style-name="ro19">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currency-style style:name="N36P0" number:language="it" number:country="IT">
      <number:currency-symbol number:language="it" number:country="IT">€</number:currency-symbol>
      <number:text> </number:text>
      <number:number number:decimal-places="2" number:min-integer-digits="1" number:grouping="true"/>
    </number:currency-style>
    <number:currency-style style:name="N36" number:language="it" number:country="IT">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landscape" style:print-page-order="ltr" style:first-page-number="1"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001</meta:generator>
    <dc:creator>Giovanni Galazzini</dc:creator>
    <meta:creation-date>2018-11-08T12:39:30Z</meta:creation-date>
    <dc:date>2018-11-15T12:44:49Z</dc:date>
    <meta:editing-cycles>61</meta:editing-cycles>
    <meta:editing-duration>PT9360S</meta:editing-duration>
  </office:meta>
</office:document-meta>
</file>